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4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3.2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6373"/>
        <table:table-row table:style-name="ro1"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S Y APELLIDOS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STADO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COMERCIAL</text:p>
          </table:table-cell>
          <table:table-cell table:style-name="ce4" office:value-type="string" calcext:value-type="string">
            <text:p>INTEGRAL</text:p>
          </table:table-cell>
          <table:table-cell table:style-name="ce4" office:value-type="string" calcext:value-type="string">
            <text:p>CELULAR</text:p>
          </table:table-cell>
          <table:table-cell table:style-name="ce15" table:number-columns-repeated="3"/>
          <table:table-cell table:style-name="ce7" table:number-columns-repeated="16373"/>
        </table:table-row>
        <table:table-row table:style-name="ro2">
          <table:table-cell table:style-name="ce2" office:value-type="float" office:value="1000706687" calcext:value-type="float">
            <text:p>1000706687</text:p>
          </table:table-cell>
          <table:table-cell table:style-name="ce2" office:value-type="string" calcext:value-type="string">
            <text:p>DANIEL SANTIAGO RIVERA GARCIA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46872255" calcext:value-type="float">
            <text:p>3246872255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01694515" calcext:value-type="float">
            <text:p>1101694515</text:p>
          </table:table-cell>
          <table:table-cell table:style-name="ce2" office:value-type="string" calcext:value-type="string">
            <text:p>EDWIN CARREÑO ROSALES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6422945" calcext:value-type="float">
            <text:p>3116422945</text:p>
          </table:table-cell>
          <table:table-cell table:style-name="ce12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9327668" calcext:value-type="float">
            <text:p>19327668</text:p>
          </table:table-cell>
          <table:table-cell table:style-name="ce2" office:value-type="string" calcext:value-type="string">
            <text:p>JOSE ANTONIO CASTIBLANCO CELIS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144932345" calcext:value-type="float">
            <text:p>3144932345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97991110" calcext:value-type="float">
            <text:p>1097991110</text:p>
          </table:table-cell>
          <table:table-cell table:style-name="ce2" office:value-type="string" calcext:value-type="string">
            <text:p>LUIS ALEJANDRO ARIZA GOMEZ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132212897" calcext:value-type="float">
            <text:p>3132212897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344611" calcext:value-type="float">
            <text:p>79344611</text:p>
          </table:table-cell>
          <table:table-cell table:style-name="ce2" office:value-type="string" calcext:value-type="string">
            <text:p>LUIS GABRIEL FERREIRA THOMAS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AMPLIACION</text:p>
          </table:table-cell>
          <table:table-cell table:style-name="ce2" office:value-type="float" office:value="11745" calcext:value-type="float">
            <text:p>1174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36694088" calcext:value-type="float">
            <text:p>3136694088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692349" calcext:value-type="float">
            <text:p>1000692349</text:p>
          </table:table-cell>
          <table:table-cell table:style-name="ce2" office:value-type="string" calcext:value-type="string">
            <text:p>MIGUEL ANGEL BURGOS GARZON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53160122" calcext:value-type="float">
            <text:p>3153160122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14096966" calcext:value-type="float">
            <text:p>1114096966</text:p>
          </table:table-cell>
          <table:table-cell table:style-name="ce2" office:value-type="string" calcext:value-type="string">
            <text:p>PAULA ANDREA VILLA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133532170" calcext:value-type="float">
            <text:p>3133532170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948485" calcext:value-type="float">
            <text:p>1016948485</text:p>
          </table:table-cell>
          <table:table-cell table:style-name="ce2" office:value-type="string" calcext:value-type="string">
            <text:p>ALEX ALEJANDRO GOMEZ HERNANDEZ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42144456" calcext:value-type="float">
            <text:p>3042144456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831025" calcext:value-type="float">
            <text:p>80831025</text:p>
          </table:table-cell>
          <table:table-cell table:style-name="ce2" office:value-type="string" calcext:value-type="string">
            <text:p>FLAMINIO CARDENAS GUERRERO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09373693" calcext:value-type="float">
            <text:p>3209373693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10560257" calcext:value-type="float">
            <text:p>1110560257</text:p>
          </table:table-cell>
          <table:table-cell table:style-name="ce2" office:value-type="string" calcext:value-type="string">
            <text:p>GERALDINE MOLINA LUGO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19684823" calcext:value-type="float">
            <text:p>3219684823</text:p>
          </table:table-cell>
          <table:table-cell table:style-name="ce11"/>
          <table:table-cell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43470399" calcext:value-type="float">
            <text:p>1143470399</text:p>
          </table:table-cell>
          <table:table-cell table:style-name="ce2" office:value-type="string" calcext:value-type="string">
            <text:p>RODOLFO MARIO GUTIERREZ JIMENEZ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19684823" calcext:value-type="float">
            <text:p>321968482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82494330" calcext:value-type="float">
            <text:p>1082494330</text:p>
          </table:table-cell>
          <table:table-cell table:style-name="ce2" office:value-type="string" calcext:value-type="string">
            <text:p>YORDANA DELGADO GONZALEZ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06767546" calcext:value-type="float">
            <text:p>310676754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143060" calcext:value-type="float">
            <text:p>1000143060</text:p>
          </table:table-cell>
          <table:table-cell table:style-name="ce2" office:value-type="string" calcext:value-type="string">
            <text:p>ESTEBAN LOBERA SALINAS</text:p>
          </table:table-cell>
          <table:table-cell table:style-name="ce3" office:value-type="date" office:date-value="2025-10-01" calcext:value-type="date">
            <text:p>0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3649499" calcext:value-type="float">
            <text:p>311364949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1641073" calcext:value-type="float">
            <text:p>1031641073</text:p>
          </table:table-cell>
          <table:table-cell table:style-name="ce2" office:value-type="string" calcext:value-type="string">
            <text:p>NELSON ESTEBAN PULIDO JULIO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187521748" calcext:value-type="float">
            <text:p>318752174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5677938" calcext:value-type="float">
            <text:p>1005677938</text:p>
          </table:table-cell>
          <table:table-cell table:style-name="ce2" office:value-type="string" calcext:value-type="string">
            <text:p>EDINSON JOSE MONTALVO SUAREZ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13394965" calcext:value-type="float">
            <text:p>321339496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9425735" calcext:value-type="float">
            <text:p>19425735</text:p>
          </table:table-cell>
          <table:table-cell table:style-name="ce2" office:value-type="string" calcext:value-type="string">
            <text:p>OSCAR GONZALEZ LOPEZ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027278837" calcext:value-type="float">
            <text:p>302727883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428147" calcext:value-type="float">
            <text:p>79428147</text:p>
          </table:table-cell>
          <table:table-cell table:style-name="ce2" office:value-type="string" calcext:value-type="string">
            <text:p>JORGE ALBERTO RODRIGUEZ RAMIREZ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08039598" calcext:value-type="float">
            <text:p>320803959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20678741" calcext:value-type="float">
            <text:p>20678741</text:p>
          </table:table-cell>
          <table:table-cell table:style-name="ce2" office:value-type="string" calcext:value-type="string">
            <text:p>ANGELA SANCHEZ LOZANO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07727056" calcext:value-type="float">
            <text:p>320772705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1707367" calcext:value-type="float">
            <text:p>51707367</text:p>
          </table:table-cell>
          <table:table-cell table:style-name="ce2" office:value-type="string" calcext:value-type="string">
            <text:p>MYRIAM LOPEZ MALDONADO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139" calcext:value-type="float">
            <text:p>12139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15022343" calcext:value-type="float">
            <text:p>311502234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5488831" calcext:value-type="float">
            <text:p>1005488831</text:p>
          </table:table-cell>
          <table:table-cell table:style-name="ce2" office:value-type="string" calcext:value-type="string">
            <text:p>ANA JULIETH ASSIA NOVOA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24385158" calcext:value-type="float">
            <text:p>322438515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41516153" calcext:value-type="float">
            <text:p>1141516153</text:p>
          </table:table-cell>
          <table:table-cell table:style-name="ce2" office:value-type="string" calcext:value-type="string">
            <text:p>MARIANA GUZMAN ARIZA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96050648" calcext:value-type="float">
            <text:p>319605064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8422354" calcext:value-type="float">
            <text:p>1018422354</text:p>
          </table:table-cell>
          <table:table-cell table:style-name="ce2" office:value-type="string" calcext:value-type="string">
            <text:p>LAURA VALENTINA ROZO GAITAN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24055572" calcext:value-type="float">
            <text:p>322405557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75230436" calcext:value-type="float">
            <text:p>1075230436</text:p>
          </table:table-cell>
          <table:table-cell table:style-name="ce2" office:value-type="string" calcext:value-type="string">
            <text:p>SEBASTIAN REYES GOMEZ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8736169" calcext:value-type="float">
            <text:p>310873616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751758" calcext:value-type="float">
            <text:p>10751758</text:p>
          </table:table-cell>
          <table:table-cell table:style-name="ce2" office:value-type="string" calcext:value-type="string">
            <text:p>SIGIFREDO VALENCIA VERA</text:p>
          </table:table-cell>
          <table:table-cell table:style-name="ce3" office:value-type="date" office:date-value="2025-10-02" calcext:value-type="date">
            <text:p>02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04400244" calcext:value-type="float">
            <text:p>32044002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26455848" calcext:value-type="float">
            <text:p>1126455848</text:p>
          </table:table-cell>
          <table:table-cell table:style-name="ce2" office:value-type="string" calcext:value-type="string">
            <text:p>SUSANA ABIGAIL SALAZAR DIAZ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2221" calcext:value-type="float">
            <text:p>12221</text:p>
          </table:table-cell>
          <table:table-cell table:style-name="ce5" office:value-type="float" office:value="3228470726" calcext:value-type="float">
            <text:p>322847072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85036244" calcext:value-type="float">
            <text:p>1085036244</text:p>
          </table:table-cell>
          <table:table-cell table:style-name="ce2" office:value-type="string" calcext:value-type="string">
            <text:p>JEAN CARLOS LASCARRO CENTENO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152337592" calcext:value-type="float">
            <text:p>315233759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60992" calcext:value-type="float">
            <text:p>1014260992</text:p>
          </table:table-cell>
          <table:table-cell table:style-name="ce2" office:value-type="string" calcext:value-type="string">
            <text:p>GINNA MARCELA MARTINEZ ALONSO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12425419" calcext:value-type="float">
            <text:p>321242541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69713477" calcext:value-type="float">
            <text:p>1069713477</text:p>
          </table:table-cell>
          <table:table-cell table:style-name="ce2" office:value-type="string" calcext:value-type="string">
            <text:p>ANYEL GERALDINE CALLEJAS OSPINA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502102661" calcext:value-type="float">
            <text:p>350210266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5513712" calcext:value-type="float">
            <text:p>35513712</text:p>
          </table:table-cell>
          <table:table-cell table:style-name="ce2" office:value-type="string" calcext:value-type="string">
            <text:p>MARIA CENAIDA RODRIGUEZ DELGADILLO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3676554" calcext:value-type="float">
            <text:p>310367655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5061147" calcext:value-type="float">
            <text:p>1025061147</text:p>
          </table:table-cell>
          <table:table-cell table:style-name="ce2" office:value-type="string" calcext:value-type="string">
            <text:p>DIANA ALEJANDRA ZAPATA VANEGAS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38400000" calcext:value-type="float">
            <text:p>313840000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24081757" calcext:value-type="float">
            <text:p>24081757</text:p>
          </table:table-cell>
          <table:table-cell table:style-name="ce2" office:value-type="string" calcext:value-type="string">
            <text:p>EMILCE SOLANO BAEZ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44182209" calcext:value-type="float">
            <text:p>314418220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5418247" calcext:value-type="float">
            <text:p>1005418247</text:p>
          </table:table-cell>
          <table:table-cell table:style-name="ce2" office:value-type="string" calcext:value-type="string">
            <text:p>YEIMIS ISABEL CANTERO MIELES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string" calcext:value-type="string">
            <text:p>3142531414-314562382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484151" calcext:value-type="float">
            <text:p>1015484151</text:p>
          </table:table-cell>
          <table:table-cell table:style-name="ce2" office:value-type="string" calcext:value-type="string">
            <text:p>SEBASTIAN FELIPE CORDOBA FERNANDEZ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2466060" calcext:value-type="float">
            <text:p>311246606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937112" calcext:value-type="float">
            <text:p>1000937112</text:p>
          </table:table-cell>
          <table:table-cell table:style-name="ce2" office:value-type="string" calcext:value-type="string">
            <text:p>JERICK ESTEBAN CASTRO MARIACA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18113667" calcext:value-type="float">
            <text:p>321811366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44207095" calcext:value-type="float">
            <text:p>1144207095</text:p>
          </table:table-cell>
          <table:table-cell table:style-name="ce2" office:value-type="string" calcext:value-type="string">
            <text:p>ARISA MINAEI LEMUS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27825009" calcext:value-type="float">
            <text:p>312782500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4150489" calcext:value-type="float">
            <text:p>74150489</text:p>
          </table:table-cell>
          <table:table-cell table:style-name="ce2" office:value-type="string" calcext:value-type="string">
            <text:p>OSCAR FERNANDO VELA PORRAS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44081987" calcext:value-type="float">
            <text:p>314408198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514555" calcext:value-type="float">
            <text:p>1000514555</text:p>
          </table:table-cell>
          <table:table-cell table:style-name="ce2" office:value-type="string" calcext:value-type="string">
            <text:p>NICOLE VANESSA VARGAS GONZALEZ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324022" calcext:value-type="float">
            <text:p>80324022</text:p>
          </table:table-cell>
          <table:table-cell table:style-name="ce2" office:value-type="string" calcext:value-type="string">
            <text:p>GUILLER CRUZ ROMERO</text:p>
          </table:table-cell>
          <table:table-cell table:style-name="ce3" office:value-type="date" office:date-value="2025-10-03" calcext:value-type="date">
            <text:p>03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17691" calcext:value-type="float">
            <text:p>1014217691</text:p>
          </table:table-cell>
          <table:table-cell table:style-name="ce2" office:value-type="string" calcext:value-type="string">
            <text:p>JONH EDINSON CONTRERAS ALVA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24601123" calcext:value-type="float">
            <text:p>302460112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286846" calcext:value-type="float">
            <text:p>1000286846</text:p>
          </table:table-cell>
          <table:table-cell table:style-name="ce2" office:value-type="string" calcext:value-type="string">
            <text:p>MARIA JOSE BENITEZ ESCOBAR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94093360" calcext:value-type="float">
            <text:p>319409336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9083514" calcext:value-type="float">
            <text:p>1019083514</text:p>
          </table:table-cell>
          <table:table-cell table:style-name="ce2" office:value-type="string" calcext:value-type="string">
            <text:p>JUAN FELIPE RAMIREZ PE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46013159" calcext:value-type="float">
            <text:p>304601315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1649255" calcext:value-type="float">
            <text:p>1031649255</text:p>
          </table:table-cell>
          <table:table-cell table:style-name="ce2" office:value-type="string" calcext:value-type="string">
            <text:p>JUAN NICOLAS RUEDA PACHON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09601255" calcext:value-type="float">
            <text:p>320960125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1781643" calcext:value-type="float">
            <text:p>51781643</text:p>
          </table:table-cell>
          <table:table-cell table:style-name="ce2" office:value-type="string" calcext:value-type="string">
            <text:p>LILIA PUERTO TOBAR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03268091" calcext:value-type="float">
            <text:p>320326809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723077" calcext:value-type="float">
            <text:p>80723077</text:p>
          </table:table-cell>
          <table:table-cell table:style-name="ce2" office:value-type="string" calcext:value-type="string">
            <text:p>GERARDO VESGA CABALLERO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34687407" calcext:value-type="float">
            <text:p>313468740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190496" calcext:value-type="float">
            <text:p>1014190496</text:p>
          </table:table-cell>
          <table:table-cell table:style-name="ce2" office:value-type="string" calcext:value-type="string">
            <text:p>EDGAR LEONARDO RUIZ BALLEN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502289379" calcext:value-type="float">
            <text:p>350228937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45224342" calcext:value-type="float">
            <text:p>1145224342</text:p>
          </table:table-cell>
          <table:table-cell table:style-name="ce2" office:value-type="string" calcext:value-type="string">
            <text:p>BRANDON STIVEN ROMERO GONZALE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019858768" calcext:value-type="float">
            <text:p>301985876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285329" calcext:value-type="float">
            <text:p>1000285329</text:p>
          </table:table-cell>
          <table:table-cell table:style-name="ce2" office:value-type="string" calcext:value-type="string">
            <text:p>IAN HAKEEM HAMAD CORTE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61111750" calcext:value-type="float">
            <text:p>316111175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432725" calcext:value-type="float">
            <text:p>52432725</text:p>
          </table:table-cell>
          <table:table-cell table:style-name="ce2" office:value-type="string" calcext:value-type="string">
            <text:p>SANDRA YAMILE OROZCO MARTIN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02634269" calcext:value-type="float">
            <text:p>320263426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0003483" calcext:value-type="float">
            <text:p>1010003483</text:p>
          </table:table-cell>
          <table:table-cell table:style-name="ce2" office:value-type="string" calcext:value-type="string">
            <text:p>JUAN FELIPE BALLESTERO OROZCO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14389047" calcext:value-type="float">
            <text:p>321438904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70704228" calcext:value-type="float">
            <text:p>1070704228</text:p>
          </table:table-cell>
          <table:table-cell table:style-name="ce2" office:value-type="string" calcext:value-type="string">
            <text:p>ANGIE ALEXANDRA BENAVIDES FLO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string" calcext:value-type="string">
            <text:p>3209658551-30582509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6086407" calcext:value-type="float">
            <text:p>1006086407</text:p>
          </table:table-cell>
          <table:table-cell table:style-name="ce2" office:value-type="string" calcext:value-type="string">
            <text:p>MARIA JOSE NIETO RODRIGU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13258925" calcext:value-type="float">
            <text:p>321325892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23860331" calcext:value-type="float">
            <text:p>1123860331</text:p>
          </table:table-cell>
          <table:table-cell table:style-name="ce2" office:value-type="string" calcext:value-type="string">
            <text:p>HANDERSON REAL LEON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43888401" calcext:value-type="float">
            <text:p>314388840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818858" calcext:value-type="float">
            <text:p>52818858</text:p>
          </table:table-cell>
          <table:table-cell table:style-name="ce2" office:value-type="string" calcext:value-type="string">
            <text:p>LADY TATIANA MARTINEZ SUA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24228985" calcext:value-type="float">
            <text:p>322422898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100538" calcext:value-type="float">
            <text:p>1016100538</text:p>
          </table:table-cell>
          <table:table-cell table:style-name="ce2" office:value-type="string" calcext:value-type="string">
            <text:p>JUAN CAMILO ESTUPIÑAN TURRIAGO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34161170" calcext:value-type="float">
            <text:p>313416117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3924005" calcext:value-type="float">
            <text:p>1023924005</text:p>
          </table:table-cell>
          <table:table-cell table:style-name="ce2" office:value-type="string" calcext:value-type="string">
            <text:p>MARIA ALEJANDRA MUÑOZ CORTE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08583190" calcext:value-type="float">
            <text:p>320858319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069644" calcext:value-type="float">
            <text:p>1015069644</text:p>
          </table:table-cell>
          <table:table-cell table:style-name="ce2" office:value-type="string" calcext:value-type="string">
            <text:p>LUNA GISELL YEPES ARENA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52885058" calcext:value-type="float">
            <text:p>305288505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474304" calcext:value-type="float">
            <text:p>1000474304</text:p>
          </table:table-cell>
          <table:table-cell table:style-name="ce2" office:value-type="string" calcext:value-type="string">
            <text:p>OSCAR DANIEL PEDRAZA ROMERO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62746802" calcext:value-type="float">
            <text:p>316274680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287637" calcext:value-type="float">
            <text:p>1000287637</text:p>
          </table:table-cell>
          <table:table-cell table:style-name="ce2" office:value-type="string" calcext:value-type="string">
            <text:p>MARIA PAZ CASTIBLANCO RODRIGU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34592313" calcext:value-type="float">
            <text:p>313459231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387769" calcext:value-type="float">
            <text:p>80387769</text:p>
          </table:table-cell>
          <table:table-cell table:style-name="ce2" office:value-type="string" calcext:value-type="string">
            <text:p>OSCAR NORBERTO HERNANDEZ PINZON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77963023" calcext:value-type="float">
            <text:p>317796302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212284" calcext:value-type="float">
            <text:p>79212284</text:p>
          </table:table-cell>
          <table:table-cell table:style-name="ce2" office:value-type="string" calcext:value-type="string">
            <text:p>LUIS EDUARDO PEDRAZA TIQUE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62746802" calcext:value-type="float">
            <text:p>316274680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3746759" calcext:value-type="float">
            <text:p>1033746759</text:p>
          </table:table-cell>
          <table:table-cell table:style-name="ce2" office:value-type="string" calcext:value-type="string">
            <text:p>CRISTHIAN HORAIME DIAZ PE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6808177" calcext:value-type="float">
            <text:p>311680817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321077" calcext:value-type="float">
            <text:p>1000321077</text:p>
          </table:table-cell>
          <table:table-cell table:style-name="ce2" office:value-type="string" calcext:value-type="string">
            <text:p>DAVID SANTIAGO MACIAS GALVI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4830543" calcext:value-type="float">
            <text:p>310483054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5323193" calcext:value-type="float">
            <text:p>1025323193</text:p>
          </table:table-cell>
          <table:table-cell table:style-name="ce2" office:value-type="string" calcext:value-type="string">
            <text:p>PAULA MARIANA RODRIGUEZ GONZAL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92880533" calcext:value-type="float">
            <text:p>319288053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2001770" calcext:value-type="float">
            <text:p>32001770</text:p>
          </table:table-cell>
          <table:table-cell table:style-name="ce2" office:value-type="string" calcext:value-type="string">
            <text:p>DUNIA ESTELA CRU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012335833" calcext:value-type="float">
            <text:p>301233583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506630" calcext:value-type="float">
            <text:p>52506630</text:p>
          </table:table-cell>
          <table:table-cell table:style-name="ce2" office:value-type="string" calcext:value-type="string">
            <text:p>LUZ ALBENIS RETAVISCA FLOREZ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42542497" calcext:value-type="float">
            <text:p>314254249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285329" calcext:value-type="float">
            <text:p>1000285329</text:p>
          </table:table-cell>
          <table:table-cell table:style-name="ce2" office:value-type="string" calcext:value-type="string">
            <text:p>IAN HAKEEM HAMAD CORTES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61111750" calcext:value-type="float">
            <text:p>316111175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714936" calcext:value-type="float">
            <text:p>1016714936</text:p>
          </table:table-cell>
          <table:table-cell table:style-name="ce2" office:value-type="string" calcext:value-type="string">
            <text:p>CRISTHIAN CAMILO GARZON MORA</text:p>
          </table:table-cell>
          <table:table-cell table:style-name="ce3" office:value-type="date" office:date-value="2025-10-04" calcext:value-type="date">
            <text:p>04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137" calcext:value-type="float">
            <text:p>12137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27258578" calcext:value-type="float">
            <text:p>312725857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944278" calcext:value-type="float">
            <text:p>1016944278</text:p>
          </table:table-cell>
          <table:table-cell table:style-name="ce2" office:value-type="string" calcext:value-type="string">
            <text:p>KAREN DAYANA PEÑA SANTAMARI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07379449" calcext:value-type="float">
            <text:p>300737944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9375710" calcext:value-type="float">
            <text:p>19375710</text:p>
          </table:table-cell>
          <table:table-cell table:style-name="ce2" office:value-type="string" calcext:value-type="string">
            <text:p>RAUL SANTANA UNIVI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AMPLIACION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214854203-320641622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402935" calcext:value-type="float">
            <text:p>1015402935</text:p>
          </table:table-cell>
          <table:table-cell table:style-name="ce2" office:value-type="string" calcext:value-type="string">
            <text:p>ALISON MILENA HURTADO MUÑOZ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34382266-311364350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65864361" calcext:value-type="float">
            <text:p>1065864361</text:p>
          </table:table-cell>
          <table:table-cell table:style-name="ce2" office:value-type="string" calcext:value-type="string">
            <text:p>ESTEBAN DAVID CAMPO PACHEC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33955436-32130554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0863115" calcext:value-type="float">
            <text:p>30863115</text:p>
          </table:table-cell>
          <table:table-cell table:style-name="ce2" office:value-type="string" calcext:value-type="string">
            <text:p>YURKEMIS PACHECO SEGUANES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213050546-313395543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05784144" calcext:value-type="float">
            <text:p>1105784144</text:p>
          </table:table-cell>
          <table:table-cell table:style-name="ce2" office:value-type="string" calcext:value-type="string">
            <text:p>DENIS CONSTANZA TORRES OROZC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1091144" calcext:value-type="float">
            <text:p>1011091144</text:p>
          </table:table-cell>
          <table:table-cell table:style-name="ce2" office:value-type="string" calcext:value-type="string">
            <text:p>ANA VALENTINA BUSTAMANTE CASTIBLANC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3579249" calcext:value-type="float">
            <text:p>1003579249</text:p>
          </table:table-cell>
          <table:table-cell table:style-name="ce2" office:value-type="string" calcext:value-type="string">
            <text:p>LEIDY JOHANNA GOMEZ PIAND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25359039" calcext:value-type="float">
            <text:p>312535903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3030512" calcext:value-type="float">
            <text:p>53030512</text:p>
          </table:table-cell>
          <table:table-cell table:style-name="ce2" office:value-type="string" calcext:value-type="string">
            <text:p>PAULA ANDREA BARRIOS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string" calcext:value-type="string">
            <text:p>3212876566-317680930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01685520" calcext:value-type="float">
            <text:p>1101685520</text:p>
          </table:table-cell>
          <table:table-cell table:style-name="ce2" office:value-type="string" calcext:value-type="string">
            <text:p>NEIDY VANNESA BARBOSA MOR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48749585-320356961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09608" calcext:value-type="float">
            <text:p>1014209608</text:p>
          </table:table-cell>
          <table:table-cell table:style-name="ce2" office:value-type="string" calcext:value-type="string">
            <text:p>YENNY PAOLA YUMAYUSA NARANJ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32173210" calcext:value-type="float">
            <text:p>313217321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3784340" calcext:value-type="float">
            <text:p>1033784340</text:p>
          </table:table-cell>
          <table:table-cell table:style-name="ce2" office:value-type="string" calcext:value-type="string">
            <text:p>HECTOR JULIO MARTINEZ MALDONAD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string" calcext:value-type="string">
            <text:p>3124545357-311249369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181799" calcext:value-type="float">
            <text:p>1014181799</text:p>
          </table:table-cell>
          <table:table-cell table:style-name="ce2" office:value-type="string" calcext:value-type="string">
            <text:p>LUZ DARY RAMIREZ SARMIENT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13109718" calcext:value-type="float">
            <text:p>321310971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8441374" calcext:value-type="float">
            <text:p>1018441374</text:p>
          </table:table-cell>
          <table:table-cell table:style-name="ce2" office:value-type="string" calcext:value-type="string">
            <text:p>KATHERINE CASAS PEREZ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92193995" calcext:value-type="float">
            <text:p>319219399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556452" calcext:value-type="float">
            <text:p>52556452</text:p>
          </table:table-cell>
          <table:table-cell table:style-name="ce2" office:value-type="string" calcext:value-type="string">
            <text:p>MARIA ANTONIA AVILA ANGEL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44936909-323724301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45490559" calcext:value-type="float">
            <text:p>1045490559</text:p>
          </table:table-cell>
          <table:table-cell table:style-name="ce2" office:value-type="string" calcext:value-type="string">
            <text:p>CARLOS DAVID BLANQUICETH ARRIET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44376922" calcext:value-type="float">
            <text:p>314437692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7344713" calcext:value-type="float">
            <text:p>1007344713</text:p>
          </table:table-cell>
          <table:table-cell table:style-name="ce2" office:value-type="string" calcext:value-type="string">
            <text:p>GINA MARITZA RODRIGUEZ ALVARAD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13354582" calcext:value-type="float">
            <text:p>311335458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318991" calcext:value-type="float">
            <text:p>1000318991</text:p>
          </table:table-cell>
          <table:table-cell table:style-name="ce2" office:value-type="string" calcext:value-type="string">
            <text:p>YULEISY DANIELA GUZMAN BARRET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03851059" calcext:value-type="float">
            <text:p>320385105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78236" calcext:value-type="float">
            <text:p>1014278236</text:p>
          </table:table-cell>
          <table:table-cell table:style-name="ce2" office:value-type="string" calcext:value-type="string">
            <text:p>LUISA WENDY WENDY ERICA PILAR LOPEZ NEVADO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06889654" calcext:value-type="float">
            <text:p>310688965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3701169" calcext:value-type="float">
            <text:p>33701169</text:p>
          </table:table-cell>
          <table:table-cell table:style-name="ce2" office:value-type="string" calcext:value-type="string">
            <text:p>SANDRA CONSUELO SANCHEZ ORTEG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47582155" calcext:value-type="float">
            <text:p>314758215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040885" calcext:value-type="float">
            <text:p>1016040885</text:p>
          </table:table-cell>
          <table:table-cell table:style-name="ce2" office:value-type="string" calcext:value-type="string">
            <text:p>NIDIAN MARCELA BLANCO PEREZ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213219170-314231316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992293" calcext:value-type="float">
            <text:p>1015992293</text:p>
          </table:table-cell>
          <table:table-cell table:style-name="ce2" office:value-type="string" calcext:value-type="string">
            <text:p>DANNA SOFIA CABALLERO CASTAÑEDA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54038145" calcext:value-type="float">
            <text:p>315403814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98150391" calcext:value-type="float">
            <text:p>1098150391</text:p>
          </table:table-cell>
          <table:table-cell table:style-name="ce2" office:value-type="string" calcext:value-type="string">
            <text:p>CECILIA ALVARADO SANTOS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17095258" calcext:value-type="float">
            <text:p>311709525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88210" calcext:value-type="float">
            <text:p>1014288210</text:p>
          </table:table-cell>
          <table:table-cell table:style-name="ce2" office:value-type="string" calcext:value-type="string">
            <text:p>DIEGO ANDRES VARGAS VILLAMIL</text:p>
          </table:table-cell>
          <table:table-cell table:style-name="ce3" office:value-type="date" office:date-value="2025-10-05" calcext:value-type="date">
            <text:p>05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18507700" calcext:value-type="float">
            <text:p>301850770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059348" calcext:value-type="float">
            <text:p>79059348</text:p>
          </table:table-cell>
          <table:table-cell table:style-name="ce2" office:value-type="string" calcext:value-type="string">
            <text:p>CAMILO ARDILA HERREÑO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204778894" calcext:value-type="float">
            <text:p>320477889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66867535" calcext:value-type="float">
            <text:p>1066867535</text:p>
          </table:table-cell>
          <table:table-cell table:style-name="ce2" office:value-type="string" calcext:value-type="string">
            <text:p>BIVIANA YADIRA ESTRADA MESTRE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043384041" calcext:value-type="float">
            <text:p>304338404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0732562" calcext:value-type="float">
            <text:p>1020732562</text:p>
          </table:table-cell>
          <table:table-cell table:style-name="ce2" office:value-type="string" calcext:value-type="string">
            <text:p>SIXTA LUZ RUIZ ORTIZ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32328462" calcext:value-type="float">
            <text:p>313232846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41664692" calcext:value-type="float">
            <text:p>41664692</text:p>
          </table:table-cell>
          <table:table-cell table:style-name="ce2" office:value-type="string" calcext:value-type="string">
            <text:p>MARIA HELEN MARTAN ANGULO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13438028" calcext:value-type="float">
            <text:p>321343802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1571022" calcext:value-type="float">
            <text:p>51571022</text:p>
          </table:table-cell>
          <table:table-cell table:style-name="ce2" office:value-type="string" calcext:value-type="string">
            <text:p>BARBARA MOSQUERA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5202482" calcext:value-type="float">
            <text:p>310520248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108745" calcext:value-type="float">
            <text:p>1016108745</text:p>
          </table:table-cell>
          <table:table-cell table:style-name="ce2" office:value-type="string" calcext:value-type="string">
            <text:p>DUVAN ANDRES ROSERO BOLIVAR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95052366" calcext:value-type="float">
            <text:p>319505236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239935" calcext:value-type="float">
            <text:p>1014239935</text:p>
          </table:table-cell>
          <table:table-cell table:style-name="ce2" office:value-type="string" calcext:value-type="string">
            <text:p>LEIDY ESTEFANIA USGAME PAEZ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07858067" calcext:value-type="float">
            <text:p>310785806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8782660" calcext:value-type="float">
            <text:p>1028782660</text:p>
          </table:table-cell>
          <table:table-cell table:style-name="ce2" office:value-type="string" calcext:value-type="string">
            <text:p>BRANDON STEEV SANABRIA DIAZ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059257880" calcext:value-type="float">
            <text:p>305925788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75653643" calcext:value-type="float">
            <text:p>1075653643</text:p>
          </table:table-cell>
          <table:table-cell table:style-name="ce2" office:value-type="string" calcext:value-type="string">
            <text:p>JHONNATAN DAVID ROMERO VASQUEZ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24152546" calcext:value-type="float">
            <text:p>312415254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98100325" calcext:value-type="float">
            <text:p>1098100325</text:p>
          </table:table-cell>
          <table:table-cell table:style-name="ce2" office:value-type="string" calcext:value-type="string">
            <text:p>JHON MARIO AVELLA DURAN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3465945" calcext:value-type="float">
            <text:p>310346594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4198803" calcext:value-type="float">
            <text:p>1014198803</text:p>
          </table:table-cell>
          <table:table-cell table:style-name="ce2" office:value-type="string" calcext:value-type="string">
            <text:p>DILLAN LEANDRO SARMIENTO BURGOS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10141988803" calcext:value-type="float">
            <text:p>1014198880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052959" calcext:value-type="float">
            <text:p>79052959</text:p>
          </table:table-cell>
          <table:table-cell table:style-name="ce2" office:value-type="string" calcext:value-type="string">
            <text:p>JAIRO ALBERTO MARTINEZ ESPEJO</text:p>
          </table:table-cell>
          <table:table-cell table:style-name="ce3" office:value-type="date" office:date-value="2025-10-06" calcext:value-type="date">
            <text:p>06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54166110" calcext:value-type="float">
            <text:p>315416611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2834033" calcext:value-type="float">
            <text:p>32834033</text:p>
          </table:table-cell>
          <table:table-cell table:style-name="ce2" office:value-type="string" calcext:value-type="string">
            <text:p>MARLENE ESTHER ACOSTA CARBONELL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58" calcext:value-type="float">
            <text:p>12458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02859617" calcext:value-type="float">
            <text:p>300285961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412064" calcext:value-type="float">
            <text:p>1015412064</text:p>
          </table:table-cell>
          <table:table-cell table:style-name="ce2" office:value-type="string" calcext:value-type="string">
            <text:p>ELAINE BRIYETTE POLANIA DIA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380375" calcext:value-type="float">
            <text:p>1000380375</text:p>
          </table:table-cell>
          <table:table-cell table:style-name="ce2" office:value-type="string" calcext:value-type="string">
            <text:p>PEDRO ALEXANDER REAL CASTRO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string" calcext:value-type="string">
            <text:p>3172144800-313232823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7743987" calcext:value-type="float">
            <text:p>1007743987</text:p>
          </table:table-cell>
          <table:table-cell table:style-name="ce2" office:value-type="string" calcext:value-type="string">
            <text:p>KATIA MORALES ORTI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8646" calcext:value-type="float">
            <text:p>8646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1007743987" calcext:value-type="float">
            <text:p>100774398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8422771" calcext:value-type="float">
            <text:p>1018422771</text:p>
          </table:table-cell>
          <table:table-cell table:style-name="ce2" office:value-type="string" calcext:value-type="string">
            <text:p>SANDRA VIVIANA BUSTOS BAUTISTA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227846125" calcext:value-type="float">
            <text:p>322784612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6008761" calcext:value-type="float">
            <text:p>1016008761</text:p>
          </table:table-cell>
          <table:table-cell table:style-name="ce2" office:value-type="string" calcext:value-type="string">
            <text:p>ANDRES MAHECHA RAMIR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12945944" calcext:value-type="float">
            <text:p>30129459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0213524" calcext:value-type="float">
            <text:p>1010213524</text:p>
          </table:table-cell>
          <table:table-cell table:style-name="ce2" office:value-type="string" calcext:value-type="string">
            <text:p>WILMER ARLEY LEGUIZAMON LANDIN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12612901-320410865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273511" calcext:value-type="float">
            <text:p>1000273511</text:p>
          </table:table-cell>
          <table:table-cell table:style-name="ce2" office:value-type="string" calcext:value-type="string">
            <text:p>ZARA VALENTINA AYALA CAÑON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05253188-302845473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306868" calcext:value-type="float">
            <text:p>7306868</text:p>
          </table:table-cell>
          <table:table-cell table:style-name="ce2" office:value-type="string" calcext:value-type="string">
            <text:p>LUIS ALEJANDRO PAEZ SUAR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15663245" calcext:value-type="float">
            <text:p>3015663245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913124" calcext:value-type="float">
            <text:p>52913124</text:p>
          </table:table-cell>
          <table:table-cell table:style-name="ce2" office:value-type="string" calcext:value-type="string">
            <text:p>INES JOHANNA AGUDO BLANCO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506124968" calcext:value-type="float">
            <text:p>350612496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217136" calcext:value-type="float">
            <text:p>80217136</text:p>
          </table:table-cell>
          <table:table-cell table:style-name="ce2" office:value-type="string" calcext:value-type="string">
            <text:p>WILLIAM ORLANDO TORROLEDO NIETO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014851851" calcext:value-type="float">
            <text:p>301485185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1732977" calcext:value-type="float">
            <text:p>51732977</text:p>
          </table:table-cell>
          <table:table-cell table:style-name="ce2" office:value-type="string" calcext:value-type="string">
            <text:p>BLANCA MARIELA INFANTE TIJARO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44305452" calcext:value-type="float">
            <text:p>314430545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807370" calcext:value-type="float">
            <text:p>79807370</text:p>
          </table:table-cell>
          <table:table-cell table:style-name="ce2" office:value-type="string" calcext:value-type="string">
            <text:p>MAURICIO NIÑO MARTIN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82804179" calcext:value-type="float">
            <text:p>318280417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5409758" calcext:value-type="float">
            <text:p>1015409758</text:p>
          </table:table-cell>
          <table:table-cell table:style-name="ce2" office:value-type="string" calcext:value-type="string">
            <text:p>ANDERSON QUINTERO CAJAMARCA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24933404" calcext:value-type="float">
            <text:p>312493340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4399477" calcext:value-type="float">
            <text:p>1034399477</text:p>
          </table:table-cell>
          <table:table-cell table:style-name="ce2" office:value-type="string" calcext:value-type="string">
            <text:p>NICOLAS ALARCON PER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02819221" calcext:value-type="float">
            <text:p>320281922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69179342" calcext:value-type="float">
            <text:p>1069179342</text:p>
          </table:table-cell>
          <table:table-cell table:style-name="ce2" office:value-type="string" calcext:value-type="string">
            <text:p>MARIA DE LOS ANGELES SERNA VILLALBA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45949254" calcext:value-type="float">
            <text:p>304594925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5529724" calcext:value-type="float">
            <text:p>1025529724</text:p>
          </table:table-cell>
          <table:table-cell table:style-name="ce2" office:value-type="string" calcext:value-type="string">
            <text:p>GERMAN DAVID CAMELO HERNANDEZ</text:p>
          </table:table-cell>
          <table:table-cell table:style-name="ce3" office:value-type="date" office:date-value="2025-10-07" calcext:value-type="date">
            <text:p>07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53824488" calcext:value-type="float">
            <text:p>305382448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0735491" calcext:value-type="float">
            <text:p>30735491</text:p>
          </table:table-cell>
          <table:table-cell table:style-name="ce2" office:value-type="string" calcext:value-type="string">
            <text:p>LILIANA QUINTANA SANABRIA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33662499" calcext:value-type="float">
            <text:p>313366249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9401257" calcext:value-type="float">
            <text:p>19401257</text:p>
          </table:table-cell>
          <table:table-cell table:style-name="ce2" office:value-type="string" calcext:value-type="string">
            <text:p>ALIRIO RODRIGUEZ ARISMENDI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03673076" calcext:value-type="float">
            <text:p>310367307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3775504" calcext:value-type="float">
            <text:p>1003775504</text:p>
          </table:table-cell>
          <table:table-cell table:style-name="ce2" office:value-type="string" calcext:value-type="string">
            <text:p>HAROL STIVEN RAMIREZ RAMIREZ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026781324" calcext:value-type="float">
            <text:p>302678132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1205807" calcext:value-type="float">
            <text:p>1001205807</text:p>
          </table:table-cell>
          <table:table-cell table:style-name="ce2" office:value-type="string" calcext:value-type="string">
            <text:p>KELY JOHANA GONZALEZ HIDALGO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55432744" calcext:value-type="float">
            <text:p>31554327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1095728" calcext:value-type="float">
            <text:p>1001095728</text:p>
          </table:table-cell>
          <table:table-cell table:style-name="ce2" office:value-type="string" calcext:value-type="string">
            <text:p>MAICOL YESSIT VARGAS FORERO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16772713" calcext:value-type="float">
            <text:p>301677271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6586571" calcext:value-type="float">
            <text:p>1026586571</text:p>
          </table:table-cell>
          <table:table-cell table:style-name="ce2" office:value-type="string" calcext:value-type="string">
            <text:p>JAVIER MAURICIO ARTEAGA LOZANO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02851864" calcext:value-type="float">
            <text:p>300285186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3375987" calcext:value-type="float">
            <text:p>1003375987</text:p>
          </table:table-cell>
          <table:table-cell table:style-name="ce2" office:value-type="string" calcext:value-type="string">
            <text:p>DIANA CAROLINA CERVANTES DE ANGEL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04104480" calcext:value-type="float">
            <text:p>300410448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0719944" calcext:value-type="float">
            <text:p>1020719944</text:p>
          </table:table-cell>
          <table:table-cell table:style-name="ce2" office:value-type="string" calcext:value-type="string">
            <text:p>BLANCA MILENA CAPACHO CRUZ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5453312" calcext:value-type="float">
            <text:p>311545331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20994488" calcext:value-type="float">
            <text:p>20994488</text:p>
          </table:table-cell>
          <table:table-cell table:style-name="ce2" office:value-type="string" calcext:value-type="string">
            <text:p>YANED AVILA RODRIGUEZ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23462659" calcext:value-type="float">
            <text:p>312346265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2414194" calcext:value-type="float">
            <text:p>1012414194</text:p>
          </table:table-cell>
          <table:table-cell table:style-name="ce2" office:value-type="string" calcext:value-type="string">
            <text:p>MANUEL DAVID RODRIGUEZ CAMARGO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02692389" calcext:value-type="float">
            <text:p>320269238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40024912" calcext:value-type="float">
            <text:p>40024912</text:p>
          </table:table-cell>
          <table:table-cell table:style-name="ce2" office:value-type="string" calcext:value-type="string">
            <text:p>ALEYDA PAIPA MARCIALES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03662598" calcext:value-type="float">
            <text:p>320366259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4516557" calcext:value-type="float">
            <text:p>1034516557</text:p>
          </table:table-cell>
          <table:table-cell table:style-name="ce2" office:value-type="string" calcext:value-type="string">
            <text:p>JUAN DAVID ROMERO SARMIENTO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46728459" calcext:value-type="float">
            <text:p>314672845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48144527" calcext:value-type="float">
            <text:p>1148144527</text:p>
          </table:table-cell>
          <table:table-cell table:style-name="ce2" office:value-type="string" calcext:value-type="string">
            <text:p>STEVEN SALDAÑA VILLADA</text:p>
          </table:table-cell>
          <table:table-cell table:style-name="ce3" office:value-type="date" office:date-value="2025-10-08" calcext:value-type="date">
            <text:p>08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53155639" calcext:value-type="float">
            <text:p>315315563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INGRI LINET OCHOA RODRIGUEZ</text:p>
          </table:table-cell>
          <table:table-cell table:style-name="ce3" office:value-type="date" office:date-value="2025-10-09" calcext:value-type="date">
            <text:p>09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15495351" calcext:value-type="float">
            <text:p>311549535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0181674" calcext:value-type="float">
            <text:p>1010181674</text:p>
          </table:table-cell>
          <table:table-cell table:style-name="ce2" office:value-type="string" calcext:value-type="string">
            <text:p>JUAN SEBASTIAN VARGAS VALBUENA</text:p>
          </table:table-cell>
          <table:table-cell table:style-name="ce3" office:value-type="date" office:date-value="2025-10-09" calcext:value-type="date">
            <text:p>09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028357508" calcext:value-type="float">
            <text:p>302835750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29643695" calcext:value-type="float">
            <text:p>1029643695</text:p>
          </table:table-cell>
          <table:table-cell table:style-name="ce2" office:value-type="string" calcext:value-type="string">
            <text:p>ANGIE VALENTINA VEGA RAMIREZ</text:p>
          </table:table-cell>
          <table:table-cell table:style-name="ce3" office:value-type="date" office:date-value="2025-10-09" calcext:value-type="date">
            <text:p>09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005237316 – 304649582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00516256" calcext:value-type="float">
            <text:p>1000516256</text:p>
          </table:table-cell>
          <table:table-cell table:style-name="ce2" office:value-type="string" calcext:value-type="string">
            <text:p>JULIETH XIMENA PINEDA LINARES</text:p>
          </table:table-cell>
          <table:table-cell table:style-name="ce3" office:value-type="date" office:date-value="2025-10-09" calcext:value-type="date">
            <text:p>09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12139" calcext:value-type="float">
            <text:p>12139</text:p>
          </table:table-cell>
          <table:table-cell table:style-name="ce5" office:value-type="float" office:value="3138180441" calcext:value-type="float">
            <text:p>313818044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289836" calcext:value-type="float">
            <text:p>52289836</text:p>
          </table:table-cell>
          <table:table-cell table:style-name="ce2" office:value-type="string" calcext:value-type="string">
            <text:p>SANDRA PATRICIA VELASQUEZ RODRIGUEZ</text:p>
          </table:table-cell>
          <table:table-cell table:style-name="ce3" office:value-type="date" office:date-value="2025-10-09" calcext:value-type="date">
            <text:p>09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22207341" calcext:value-type="float">
            <text:p>322220734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1793276" calcext:value-type="float">
            <text:p>51793276</text:p>
          </table:table-cell>
          <table:table-cell table:style-name="ce2" office:value-type="string" calcext:value-type="string">
            <text:p>MARIA DEL PILAR GARZON SANDOVAL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223033706" calcext:value-type="float">
            <text:p>322303370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0840445" calcext:value-type="float">
            <text:p>1010840445</text:p>
          </table:table-cell>
          <table:table-cell table:style-name="ce2" office:value-type="string" calcext:value-type="string">
            <text:p>BRANDON ESTIBEN LAVERDE LEON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12404192" calcext:value-type="float">
            <text:p>311240419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71165268" calcext:value-type="float">
            <text:p>1071165268</text:p>
          </table:table-cell>
          <table:table-cell table:style-name="ce2" office:value-type="string" calcext:value-type="string">
            <text:p>JULIETH ALEXANDRA AYALA VENEGAS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023235850" calcext:value-type="float">
            <text:p>302323585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63718812" calcext:value-type="float">
            <text:p>1063718812</text:p>
          </table:table-cell>
          <table:table-cell table:style-name="ce2" office:value-type="string" calcext:value-type="string">
            <text:p>SOFIA MEJIA RODRIGUEZ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59474011" calcext:value-type="float">
            <text:p>3159474011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5314936" calcext:value-type="float">
            <text:p>35314936</text:p>
          </table:table-cell>
          <table:table-cell table:style-name="ce2" office:value-type="string" calcext:value-type="string">
            <text:p>NELLY CRIALES CADENA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115202472" calcext:value-type="float">
            <text:p>311520247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2427214" calcext:value-type="float">
            <text:p>1032427214</text:p>
          </table:table-cell>
          <table:table-cell table:style-name="ce2" office:value-type="string" calcext:value-type="string">
            <text:p>PAOLA ANDREA CALDERON ACEVEDO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94706044" calcext:value-type="float">
            <text:p>31947060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9335037" calcext:value-type="float">
            <text:p>19335037</text:p>
          </table:table-cell>
          <table:table-cell table:style-name="ce2" office:value-type="string" calcext:value-type="string">
            <text:p>HERMAN LISANDRO GALLEGO DIAZ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7565507" calcext:value-type="float">
            <text:p>310756550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9548696" calcext:value-type="float">
            <text:p>39548696</text:p>
          </table:table-cell>
          <table:table-cell table:style-name="ce2" office:value-type="string" calcext:value-type="string">
            <text:p>EDILMA AURORA LOPEZ JIMENEZ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85" calcext:value-type="float">
            <text:p>1248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25784592" calcext:value-type="float">
            <text:p>312578459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022937" calcext:value-type="float">
            <text:p>80022937</text:p>
          </table:table-cell>
          <table:table-cell table:style-name="ce2" office:value-type="string" calcext:value-type="string">
            <text:p>JAICKSON RICARDO MACIAS MURCIA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94851163" calcext:value-type="float">
            <text:p>319485116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23780219" calcext:value-type="float">
            <text:p>23780219</text:p>
          </table:table-cell>
          <table:table-cell table:style-name="ce2" office:value-type="string" calcext:value-type="string">
            <text:p>DORA CAMACHO FAJARDO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350" calcext:value-type="float">
            <text:p>12350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202613636" calcext:value-type="float">
            <text:p>320261363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059347" calcext:value-type="float">
            <text:p>79059347</text:p>
          </table:table-cell>
          <table:table-cell table:style-name="ce2" office:value-type="string" calcext:value-type="string">
            <text:p>DUVER JUYO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232141312" calcext:value-type="float">
            <text:p>323214131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2797144" calcext:value-type="float">
            <text:p>1032797144</text:p>
          </table:table-cell>
          <table:table-cell table:style-name="ce2" office:value-type="string" calcext:value-type="string">
            <text:p>TANIA ALEXANDRA CARDOZO TORRES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396" calcext:value-type="float">
            <text:p>8396</text:p>
          </table:table-cell>
          <table:table-cell table:style-name="ce5"/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714981" calcext:value-type="float">
            <text:p>79714981</text:p>
          </table:table-cell>
          <table:table-cell table:style-name="ce2" office:value-type="string" calcext:value-type="string">
            <text:p>IVAN DARIO ARIZA SALAZAR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06031284" calcext:value-type="float">
            <text:p>310603128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156848" calcext:value-type="float">
            <text:p>79156848</text:p>
          </table:table-cell>
          <table:table-cell table:style-name="ce2" office:value-type="string" calcext:value-type="string">
            <text:p>EDILBERTO CASALLAS BULLA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string" calcext:value-type="string">
            <text:p>3108807991 – 321372534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714981" calcext:value-type="float">
            <text:p>79714981</text:p>
          </table:table-cell>
          <table:table-cell table:style-name="ce2" office:value-type="string" calcext:value-type="string">
            <text:p>IVAN DARIO ARIZA SALAZAR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214802868" calcext:value-type="float">
            <text:p>321480286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9603407" calcext:value-type="float">
            <text:p>1019603407</text:p>
          </table:table-cell>
          <table:table-cell table:style-name="ce2" office:value-type="string" calcext:value-type="string">
            <text:p>ESTEBAN MARIO RAMIREZ GARCIA</text:p>
          </table:table-cell>
          <table:table-cell table:style-name="ce3" office:value-type="date" office:date-value="2025-10-10" calcext:value-type="date">
            <text:p>10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number-columns-repeated="2" table:style-name="ce2" office:value-type="float" office:value="12139" calcext:value-type="float">
            <text:p>12139</text:p>
          </table:table-cell>
          <table:table-cell table:style-name="ce5" office:value-type="float" office:value="3053997439" calcext:value-type="float">
            <text:p>3053997439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215726" calcext:value-type="float">
            <text:p>7215726</text:p>
          </table:table-cell>
          <table:table-cell table:style-name="ce2" office:value-type="string" calcext:value-type="string">
            <text:p>JOSE MANUEL NIÑO CASTAÑEDA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48" calcext:value-type="float">
            <text:p>12248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string" calcext:value-type="string">
            <text:p>3115558475-3133074147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45311515" calcext:value-type="float">
            <text:p>1045311515</text:p>
          </table:table-cell>
          <table:table-cell table:style-name="ce2" office:value-type="string" calcext:value-type="string">
            <text:p>OMAIRA GARCIA CABALLERO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44211803" calcext:value-type="float">
            <text:p>3144211803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41639763" calcext:value-type="float">
            <text:p>41639763</text:p>
          </table:table-cell>
          <table:table-cell table:style-name="ce2" office:value-type="string" calcext:value-type="string">
            <text:p>SANDRA TERESA SANCHEZ NEIRA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745" calcext:value-type="float">
            <text:p>11745</text:p>
          </table:table-cell>
          <table:table-cell table:style-name="ce5" office:value-type="float" office:value="3213472952" calcext:value-type="float">
            <text:p>321347295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52915669" calcext:value-type="float">
            <text:p>52915669</text:p>
          </table:table-cell>
          <table:table-cell table:style-name="ce2" office:value-type="string" calcext:value-type="string">
            <text:p>LUZ ANDREA GARZON MOGOLLON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219153362" calcext:value-type="float">
            <text:p>321915336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80176268" calcext:value-type="float">
            <text:p>80176268</text:p>
          </table:table-cell>
          <table:table-cell table:style-name="ce2" office:value-type="string" calcext:value-type="string">
            <text:p>ANDERSON STEVEN PADILLA GARCIA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48" calcext:value-type="float">
            <text:p>1224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88163122" calcext:value-type="float">
            <text:p>318816312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1233224" calcext:value-type="float">
            <text:p>11233224</text:p>
          </table:table-cell>
          <table:table-cell table:style-name="ce2" office:value-type="string" calcext:value-type="string">
            <text:p>FIDELINO CIFUENTES PINZON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05804526" calcext:value-type="float">
            <text:p>310580452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58460574" calcext:value-type="float">
            <text:p>1058460574</text:p>
          </table:table-cell>
          <table:table-cell table:style-name="ce2" office:value-type="string" calcext:value-type="string">
            <text:p>INGRID SOFIA LOPEZ CONDIZA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34435044" calcext:value-type="float">
            <text:p>3134435044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19604640" calcext:value-type="float">
            <text:p>1019604640</text:p>
          </table:table-cell>
          <table:table-cell table:style-name="ce2" office:value-type="string" calcext:value-type="string">
            <text:p>JUAN FELIPE TORRES MUÑOZ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05197516" calcext:value-type="float">
            <text:p>3105197516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1033767858" calcext:value-type="float">
            <text:p>1033767858</text:p>
          </table:table-cell>
          <table:table-cell table:style-name="ce2" office:value-type="string" calcext:value-type="string">
            <text:p>LUZ ANGELA CAPERA GONZALES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APROB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8396" calcext:value-type="float">
            <text:p>8396</text:p>
          </table:table-cell>
          <table:table-cell table:style-name="ce5" office:value-type="float" office:value="318433252" calcext:value-type="float">
            <text:p>318433252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37576192" calcext:value-type="float">
            <text:p>37576192</text:p>
          </table:table-cell>
          <table:table-cell table:style-name="ce2" office:value-type="string" calcext:value-type="string">
            <text:p>XIMENA MERCEDES JIMENEZ PICO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DEVUELT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float" office:value="3125859960" calcext:value-type="float">
            <text:p>3125859960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1">
          <table:table-cell table:style-name="ce2" office:value-type="float" office:value="79156848" calcext:value-type="float">
            <text:p>79156848</text:p>
          </table:table-cell>
          <table:table-cell table:style-name="ce2" office:value-type="string" calcext:value-type="string">
            <text:p>EDILBERTO CASALLAS BULLA</text:p>
          </table:table-cell>
          <table:table-cell table:style-name="ce3" office:value-type="date" office:date-value="2025-10-11" calcext:value-type="date">
            <text:p>11/10/25</text:p>
          </table:table-cell>
          <table:table-cell table:style-name="ce2" office:value-type="string" calcext:value-type="string">
            <text:p>NEGADO</text:p>
          </table:table-cell>
          <table:table-cell table:style-name="ce5" office:value-type="string" calcext:value-type="string">
            <text:p>TARJETA</text:p>
          </table:table-cell>
          <table:table-cell table:style-name="ce2" office:value-type="float" office:value="12295" calcext:value-type="float">
            <text:p>12295</text:p>
          </table:table-cell>
          <table:table-cell table:style-name="ce2" office:value-type="float" office:value="11584" calcext:value-type="float">
            <text:p>11584</text:p>
          </table:table-cell>
          <table:table-cell table:style-name="ce5" office:value-type="string" calcext:value-type="string">
            <text:p>3108807991 – 3213725348</text:p>
          </table:table-cell>
          <table:table-cell table:number-columns-repeated="2"/>
          <table:table-cell table:style-name="ce13"/>
          <table:table-cell table:style-name="ce7" table:number-columns-repeated="16373"/>
        </table:table-row>
        <table:table-row table:style-name="ro3">
          <table:table-cell table:number-columns-repeated="10"/>
          <table:table-cell table:style-name="ce13"/>
          <table:table-cell table:style-name="ce7" table:number-columns-repeated="16373"/>
        </table:table-row>
        <table:table-row table:style-name="ro3" table:number-rows-repeated="1048408">
          <table:table-cell table:number-columns-repeated="11"/>
          <table:table-cell table:style-name="ce7" table:number-columns-repeated="16373"/>
        </table:table-row>
        <table:table-row table:style-name="ro3">
          <table:table-cell table:number-columns-repeated="11"/>
          <table:table-cell table:style-name="ce7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 number:language="es" number:country="CO">$</number:currency-symbol>
      <number:number number:decimal-places="5" number:min-decimal-places="5" number:min-integer-digits="0" number:grouping="true"/>
    </number:currency-style>
    <number:currency-style style:name="N134">
      <style:text-properties fo:color="#ff0000"/>
      <number:text>-</number:text>
      <number:currency-symbol number:language="es" number:country="CO">$</number:currency-symbol>
      <number:number number:decimal-places="5" number:min-decimal-places="5" number:min-integer-digits="0" number:grouping="true"/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23:10:12.2874383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23:45:37.240060230</meta:creation-date>
    <dc:date>2025-10-12T23:20:14.867415723</dc:date>
    <meta:editing-duration>PT39M18S</meta:editing-duration>
    <meta:editing-cycles>5</meta:editing-cycles>
    <meta:generator>LibreOffice/25.2.6.2$Linux_X86_64 LibreOffice_project/520$Build-2</meta:generator>
    <meta:document-statistic meta:table-count="1" meta:cell-count="1322" meta:object-count="0"/>
  </office:meta>
</office:document-meta>
</file>